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ffe" officeooo:paragraph-rsid="000f9ffe"/>
    </style:style>
    <style:style style:name="P2" style:family="paragraph" style:parent-style-name="Standard">
      <style:text-properties officeooo:rsid="00119b5f" officeooo:paragraph-rsid="00119b5f"/>
    </style:style>
    <style:style style:name="P3" style:family="paragraph" style:parent-style-name="Standard">
      <style:text-properties officeooo:rsid="001206e8" officeooo:paragraph-rsid="00120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 modelo de previsão de congestionamento de tráfego Usando</text:p>
      <text:p text:style-name="P1">dados Tempo</text:p>
      <text:p text:style-name="P1"/>
      <text:p text:style-name="P1">fatores Abstract-climáticas, tais como temperatura e precipitação</text:p>
      <text:p text:style-name="P1">em zonas residenciais e destinos turísticos afetar o fluxo de tráfego</text:p>
      <text:p text:style-name="P1">nas estradas circundantes. Neste estudo, nós tentamos encontrar</text:p>
      <text:p text:style-name="P1">novos conhecimentos entre congestionamento do tráfego e tempo usando</text:p>
      <text:p text:style-name="P1">tecnologia de processamento de dados grande. Mudanças no congestionamento do tráfego</text:p>
      <text:p text:style-name="P1">devido ao clima são avaliados usando linear múltipla</text:p>
      <text:p text:style-name="P1">A análise de regressão para criar um modelo de predição e previsão</text:p>
      <text:p text:style-name="P1">congestionamento do tráfego em uma base diária. Para a análise de regressão, nós</text:p>
      <text:p text:style-name="P1">usar 48 fatores de previsão meteorológica e seis variáveis ​​dummy para</text:p>
      <text:p text:style-name="P1">expressar os dias da semana. A regressão linear múltipla final</text:p>
      <text:p text:style-name="P1">modelo é então proposto com base nas três etapas de análise de</text:p>
      <text:p text:style-name="P1">(I) a criação de um modelo de regressão completa, (ii) a remoção de</text:p>
      <text:p text:style-name="P1">as variáveis, e (iii) análise de resíduos. Nós achamos que o R Squared</text:p>
      <text:p text:style-name="P1">valor do modelo proposto tem um poder explicativo</text:p>
      <text:p text:style-name="P1">de 0,6555. Para verificar a sua previsibilidade, o modelo proposto, em seguida,</text:p>
      <text:p text:style-name="P1">avalia o congestionamento do tráfego em julho e agosto 2014, comparando</text:p>
      <text:p text:style-name="P1">previu o congestionamento do tráfego com o congestionamento de tráfego real. De</text:p>
      <text:p text:style-name="P1">usando o método de avaliação erro médio percentual absoluto,</text:p>
      <text:p text:style-name="P1">mostramos que o modelo de regressão linear múltipla final tem um</text:p>
      <text:p text:style-name="P1">precisão da previsão de 84,8%.</text:p>
      <text:p text:style-name="P1"/>
      <text:p text:style-name="P1">I. INTRODUÇÃO</text:p>
      <text:p text:style-name="P1">sistemas de transporte inteligentes recolher dados de tráfego, tais como</text:p>
      <text:p text:style-name="P1">volume de tráfego e velocidade em todas as estradas e fornecer estatísticas</text:p>
      <text:p text:style-name="P1">serviços sumárias, geralmente sobre o congestionamento do tráfego. Tráfego</text:p>
      <text:p text:style-name="P1">congestionamento é o estado em que o aumento do número de</text:p>
      <text:p text:style-name="P1">veículos retarda o fluxo de tráfego. A este respeito, o conhecimento de</text:p>
      <text:p text:style-name="P1">mudar no congestionamento do tráfego devido ao mau tempo é um elemento essencial</text:p>
      <text:p text:style-name="P1">elemento para a tomada de decisão quando os indivíduos considerar o uso de</text:p>
      <text:p text:style-name="P1">transporte público ou a planear uma viagem longa. A introdução</text:p>
      <text:p text:style-name="P1">e desenvolvimento do sistema de transporte inteligente na Coreia</text:p>
      <text:p text:style-name="P1">resultou em mais confiável coleta de informações de tráfego, análise,</text:p>
      <text:p text:style-name="P1">e processamento, proporcionando assim mais tempo relevantes</text:p>
      <text:p text:style-name="P1">e análise de tráfego precisos e previsão para os usuários. Contudo,</text:p>
      <text:p text:style-name="P1">enquanto os sistemas de transporte inteligentes Coreia forneceram precisas</text:p>
      <text:p text:style-name="P1">informações de trânsito, elas não têm mostrado para os serviços</text:p>
      <text:p text:style-name="P1">prever o tráfego dependente previsão meteorológica congestionamento.</text:p>
      <text:p text:style-name="P1">Estudos têm usado várias abordagens para examinar se</text:p>
      <text:p text:style-name="P1">índices de trânsito dependem da temperatura e precipitação em</text:p>
      <text:p text:style-name="P1">verão e seria capaz de prever a velocidade do tráfego. Em 1],</text:p>
      <text:p text:style-name="P1">na medida em que os atrasos de velocidade foram causados ​​por precipitação é</text:p>
      <text:p text:style-name="P1">analisada e uma rede neural artificial utilizada para estimar</text:p>
      <text:p text:style-name="P1">velocidade de tráfego pelo nível de chuvas. O [2] analisa a influência</text:p>
      <text:p text:style-name="P1">das condições meteorológicas prevalecentes sobre o volume de tráfego diário.</text:p>
      <text:p text:style-name="P1">No entanto, essas análises de condições climáticas e de tráfego</text:p>
      <text:p text:style-name="P1"/>
      <text:p text:style-name="P1">mudanças são baseadas em pontos de observação. A análise</text:p>
      <text:p text:style-name="P1">de dados é observada para avaliar a influência de uma certa</text:p>
      <text:p text:style-name="P1">condição de tempo sobre o congestionamento do tráfego, velocidade e volume.</text:p>
      <text:p text:style-name="P1"><text:soft-page-break/>Em vez de um ponto específico, nós gostaríamos de analisar e prever</text:p>
      <text:p text:style-name="P1">informações de tráfego com um conjunto de dados de tráfego observados ao longo</text:p>
      <text:p text:style-name="P1">tempo previsto. A fim de prever o futuro, o congestionamento do tráfego</text:p>
      <text:p text:style-name="P1">em diferentes estradas ou rodovias, precisamos desenvolver um novo</text:p>
      <text:p text:style-name="P1">modelo de previsão diferente, utilizando um grande número de recolhida</text:p>
      <text:p text:style-name="P1">dados de tráfego com nós designados e links.</text:p>
      <text:p text:style-name="P1">Diferentes estradas necessitam de ter diferentes modelos de previsão</text:p>
      <text:p text:style-name="P1">por causa de diferentes características de tráfego. É claro, diferente</text:p>
      <text:p text:style-name="P1">regiões necessitam de ter diferentes modelos de previsão. Desenvolvimento</text:p>
      <text:p text:style-name="P1">de diferente modelo de previsão requer enorme de dados de tráfego</text:p>
      <text:p text:style-name="P1">em processamento.</text:p>
      <text:p text:style-name="P1">Neste estudo, propomos um sistema de processamento de dados grande para</text:p>
      <text:p text:style-name="P1">criar um modelo de previsão de congestionamento de tráfego mais específico</text:p>
      <text:p text:style-name="P1">estradas e regiões. O sistema é composto do Hadoop</text:p>
      <text:p text:style-name="P1">e os códigos de fonte aberta R. Na parte Hadoop, os dados de grande tráfego</text:p>
      <text:p text:style-name="P1">são processados ​​para produzir o congestionamento do tráfego diário de turista</text:p>
      <text:p text:style-name="P1">destino pelo modelo de programação MapReduce. Na parte R,</text:p>
      <text:p text:style-name="P1">foi realizada para gerar modelo preditivo e predição</text:p>
      <text:p text:style-name="P1">resultados usando biblioteca de estatísticas. Em particular, sugere-se uma</text:p>
      <text:p text:style-name="P1">modelo preditivo que usa regressão linear múltipla (MLR)</text:p>
      <text:p text:style-name="P1">análise utilizando tanto os dados de previsão do tempo em áreas residenciais</text:p>
      <text:p text:style-name="P1">e destinos turísticos e de dados de congestionamento de tráfego em turístico</text:p>
      <text:p text:style-name="P1">destinos. Seoul é selecionado como a área residencial, e</text:p>
      <text:p text:style-name="P1">Ocean Beach (nome coreano: Gyeongpodae), que está perto de</text:p>
      <text:p text:style-name="P1">Seoul cerca de 200 km, como o destino turístico. O intervalo de tempo</text:p>
      <text:p text:style-name="P1">dos dados utilizados na análise é julho e agosto 2013-2014</text:p>
      <text:p text:style-name="P1">análise MLR foi realizada em três passos, a saber: (i)</text:p>
      <text:p text:style-name="P1">a criação de um modelo de regressão completa, (ii) remover as variáveis,</text:p>
      <text:p text:style-name="P1">e (iii) realizar análise de resíduos. Em primeiro lugar, uma MLR completo</text:p>
      <text:p text:style-name="P1">modelo que incluiu 54 variáveis foi construído. Em segundo lugar,</text:p>
      <text:p text:style-name="P1">utilizando o método de remoção variável neste modelo MLR completo,</text:p>
      <text:p text:style-name="P1">as variáveis que careciam de influência, aqueles com níveis mais elevados de</text:p>
      <text:p text:style-name="P1">correlações entre as variáveis independentes e aqueles para</text:p>
      <text:p text:style-name="P1">que a significância estatística foi acima de um certo nível foram</text:p>
      <text:p text:style-name="P1">removido. Em terceiro lugar, a análise residual foi realizado para verificar o</text:p>
      <text:p text:style-name="P1">normalidade e homogeneidade da distribuição, a fim de desenvolver</text:p>
      <text:p text:style-name="P1">o modelo final.</text:p>
      <text:p text:style-name="P1">O modelo final MLR foi criado usando 48 clima</text:p>
      <text:p text:style-name="P1">fatores de previsão e os dias da semana como o 6 manequim</text:p>
      <text:p text:style-name="P1">variáveis. Ao utilizar este modelo, o congestionamento de tráfego na</text:p>
      <text:p text:style-name="P1">estradas perto Ocean Beach em julho e agosto 2014 foram previstos.</text:p>
      <text:p text:style-name="P1">A avaliação da média de erro percentual absoluto</text:p>
      <text:p text:style-name="P1"/>
      <text:p text:style-name="P1">II. DEFINIÇÃO DE congestionamento do tráfego</text:p>
      <text:p text:style-name="P1">congestionamento do tráfego [3] é uma condição em redes de estradas que é</text:p>
      <text:p text:style-name="P1">caracterizados por velocidades mais lentas, tempos de viagem mais longa. Em formação</text:p>
      <text:p text:style-name="P1">sobre o congestionamento do tráfego é necessária por condutores de veículos, tráfego</text:p>
      <text:p text:style-name="P1">polícia, e planejadores de construção de estradas. Drivers quer saber</text:p>
      <text:p text:style-name="P1">o estado da estrada para o seu destino para evitar o tráfego</text:p>
      <text:p text:style-name="P1">congestionamento. A polícia de trânsito exigir informações sobre cruzamentos</text:p>
      <text:p text:style-name="P1">para reduzir os engarrafamentos através da melhoria do sistema de sinal.</text:p>
      <text:p text:style-name="P1">Os planejadores de construção de estradas utilizar informações de trânsito como um</text:p>
      <text:p text:style-name="P1"><text:soft-page-break/></text:p>
      <text:p text:style-name="P1">dos fatores para a escolha de locais onde a expansão estrada é</text:p>
      <text:p text:style-name="P1">requeridos.</text:p>
      <text:p text:style-name="P1">Descrevemos dois problemas com a agregação de congestionamento de tráfego</text:p>
      <text:p text:style-name="P1">e introduzir uma fórmula para calcular a congestão</text:p>
      <text:p text:style-name="P1">marcar para a agregação espacial e temporal [4]. para computar</text:p>
      <text:p text:style-name="P1">congestionamento do tráfego, os principais fatores são a velocidade, tempo de viagem, e</text:p>
      <text:p text:style-name="P1">volume de tráfego [5]. Este estudo considera apenas a velocidade de deslocamento em um</text:p>
      <text:p text:style-name="P1">ligação por causa do volume de tráfego dificuldade coleta que é devido</text:p>
      <text:p text:style-name="P1">ao seu alto custo e porque os condutores de veículos reconhecem o tráfego</text:p>
      <text:p text:style-name="P1">congestionamento pela velocidade de deslocamento diminuindo. Além disso, o tráfego</text:p>
      <text:p text:style-name="P1">congestionamento pode ser medido quantitativamente e qualitativamente.</text:p>
      <text:p text:style-name="P1">Nós usamos a informação quantitativa para prever o congestionamento do tráfego</text:p>
      <text:p text:style-name="P1">neste estudo. A fórmula para calcular o congestionamento do tráfego é</text:p>
      <text:p text:style-name="P1">do seguinte modo:</text:p>
      <text:p text:style-name="P1">onde i é um identificador de link específico, LVI é a velocidade do link,</text:p>
      <text:p text:style-name="P1">e RSI é o limite de velocidade de linki.</text:p>
      <text:p text:style-name="P1">A pontuação congestionamento do tráfego (TCS) é calculado como uma</text:p>
      <text:p text:style-name="P1">porcentagem usando a função Stc (), que varia de 0%</text:p>
      <text:p text:style-name="P1">a 100% e é constituída por três partes: a velocidade da ligação é</text:p>
      <text:p text:style-name="P1">menor que 0 Km / h, a velocidade da ligação é através de uma referência</text:p>
      <text:p text:style-name="P1">velocidade, e a velocidade da ligação é acima de 0 km / he inferior</text:p>
      <text:p text:style-name="P1">a velocidade de referência.</text:p>
      <text:p text:style-name="P1">Calculamos a TCS usando a agregação temporais</text:p>
      <text:p text:style-name="P1">método para obter o congestionamento do tráfego diário. agregação temporal</text:p>
      <text:p text:style-name="P1">é usada para calcular a TCS de uma ligação específica para o dado</text:p>
      <text:p text:style-name="P1">Intervalos de tempo. Para calcular a TCS, realizamos três etapas:</text:p>
      <text:p text:style-name="P1">cálculo do tempo necessário para percorrer 1 km (o tempo de viagem</text:p>
      <text:p text:style-name="P1">unidade, ou futuramente TTU), cálculo da relação de aproximação</text:p>
      <text:p text:style-name="P1">de TTU (Attu) e agregação. Nós explicar cada passo na Fig.</text:p>
      <text:p text:style-name="P1">2. Tendo em conta os dados de exemplo na Fig. 1, calculamos TTU utilizando</text:p>
      <text:p text:style-name="P1">a velocidade de ligação 1 como segue (ver figura 2 (a).):</text:p>
      <text:p text:style-name="P1"/>
      <text:p text:style-name="P1">III. Regressão Linear Múltipla ANÁLISE USANDO</text:p>
      <text:p text:style-name="P1">dados meteorológicos</text:p>
      <text:p text:style-name="P1">Nesta seção, a análise MLR para prever as mudanças</text:p>
      <text:p text:style-name="P1">no trânsito é apresentada congestionamento baseado em dados meteorológicos. o</text:p>
      <text:p text:style-name="P1">dados utilizados na análise inclui dados meteorológicos no residencial</text:p>
      <text:p text:style-name="P1">área e o destino, bem como dados de congestionamento de tráfego em</text:p>
      <text:p text:style-name="P1">o destino. Os dados e processo de desenvolvimento do MLR</text:p>
      <text:p text:style-name="P1">modelo são explicados nas seguintes subseções.</text:p>
      <text:p text:style-name="P1">A. dados reais</text:p>
      <text:p text:style-name="P1">1) Os dados Previsão do tempo: A Administração Meteorológica da Coreia</text:p>
      <text:p text:style-name="P1">fornece 3 horas, 12 horas, e as previsões de 24 horas</text:p>
      <text:p text:style-name="P1">em 12 fatores climáticos como temperatura, umidade, nuvem,</text:p>
      <text:p text:style-name="P1">precipitação e velocidade do vento. Uma vez que este estudo tem como objetivo desenvolver</text:p>
      <text:p text:style-name="P1">um modelo que prevê o congestionamento do tráfego diário, estes</text:p>
      <text:p text:style-name="P1">dados de previsão meteorológica foram convertidos em frequências diárias</text:p>
      <text:p text:style-name="P1">e desde que em 5 km × 5 células km. As áreas residenciais</text:p>
      <text:p text:style-name="P1">utilizados na análise foram Seoul, destino Ocean Beach</text:p>
      <text:p text:style-name="P1">(Gyeongpodae). FIG. 3 mostra esses locais em Seul ea</text:p>
      <text:p text:style-name="P1">dados de previsão meteorológica correspondentes utilizados.</text:p>
      <text:p text:style-name="P1"><text:soft-page-break/>2) Os dados de tráfego: Dados do SK Planeta, que são recolhidos</text:p>
      <text:p text:style-name="P1">em cada hora e cobrir a velocidade do tráfego em cada link, eram</text:p>
      <text:p text:style-name="P1">utilizado para a análise. O link é um segmento da estrada. Como mostrado</text:p>
      <text:p text:style-name="P1">Fig 3 (c), estrada alvo incluiu um monte de links. O transito</text:p>
      <text:p text:style-name="P1">dados consistem de ID de ligação específica, o tempo, e a velocidade. Como mencionado</text:p>
      <text:p text:style-name="P1">na Seção 2, os dados de velocidade foram convertidos para o TCS (intervalo</text:p>
      <text:p text:style-name="P1">0% a 100%). Tal como no caso com os dados de tempo, o tráfego</text:p>
      <text:p text:style-name="P1">ponto de congestionamento também foi convertida em médias diárias. o</text:p>
      <text:p text:style-name="P1">estradas utilizadas na análise foram seleccionados em áreas perto da</text:p>
      <text:p text:style-name="P1">Ocean Beach.</text:p>
      <text:p text:style-name="P1"/>
      <text:p text:style-name="P2">B. Modelo de Análise de MLR</text:p>
      <text:p text:style-name="P2">No total, 48 variáveis independentes foram utilizados na</text:p>
      <text:p text:style-name="P2">A análise de regressão, incluindo temperatura, umidade, nuvem,</text:p>
      <text:p text:style-name="P2">precipitação e velocidade do vento. Os dias da semana foram adicionalmente</text:p>
      <text:p text:style-name="P2">usado como 6 variáveis dummy. Os modelos de regressão foram</text:p>
      <text:p text:style-name="P2">não criado para cada dia da semana. Em vez disso, um único modelo</text:p>
      <text:p text:style-name="P2">para toda a semana foi criado. Ao utilizar este modelo, encontramos</text:p>
      <text:p text:style-name="P2">que o nível de R-quadrado das variáveis meteorológicas independentes</text:p>
      <text:p text:style-name="P2">para explicar o congestionamento do tráfego nas estradas próximas era 0,941. E se</text:p>
      <text:p text:style-name="P2">nós usamos somente o poder explicativo para a estimativa, a</text:p>
      <text:p text:style-name="P2">previsão do tempo, tanto no residencial e o destino</text:p>
      <text:p text:style-name="P2">áreas parece afetar o congestionamento do tráfego no destino</text:p>
      <text:p text:style-name="P2">área significativamente. No entanto, na análise de regressão, um maior</text:p>
      <text:p text:style-name="P2">número de variáveis independentes pode contribuir para o aumento</text:p>
      <text:p text:style-name="P2">poder explicativo. Portanto, é necessário utilizar a variável</text:p>
      <text:p text:style-name="P2">método de remoção, a fim de deixar apenas as variáveis ótimas</text:p>
      <text:p text:style-name="P2"/>
      <text:p text:style-name="P2">C. Método de remoção Variável</text:p>
      <text:p text:style-name="P2">Em uma análise de regressão, após a primeira incluindo todas as variáveis,</text:p>
      <text:p text:style-name="P2">as variáveis ​​que não são pensados ​​para ser importante são</text:p>
      <text:p text:style-name="P2">removido como o modelo de regressão é desenvolvido. esta prática</text:p>
      <text:p text:style-name="P2">é necessário para evitar um aumento do valor de R-quadrado</text:p>
      <text:p text:style-name="P2">por causa do grande número de variáveis ​​independentes e para</text:p>
      <text:p text:style-name="P2">removendo as variáveis ​​independentes que são altamente correlacionadas.</text:p>
      <text:p text:style-name="P2">Este método compreende três etapas.</text:p>
      <text:p text:style-name="P2">1) Passo 1.Backward: Este método simplifica o modelo</text:p>
      <text:p text:style-name="P2">removendo as variáveis ​​desnecessárias, um por um. depois de fazer</text:p>
      <text:p text:style-name="P2">o modelo de regressão que inclui todas as variáveis ​​independentes</text:p>
      <text:p text:style-name="P2">caber usando o método dos mínimos quadrados, o coeficiente de regressão</text:p>
      <text:p text:style-name="P2">da variável independente que tem a soma extra de praça</text:p>
      <text:p text:style-name="P2">é verificada. A soma extra de quadrado significa o efeito do</text:p>
      <text:p text:style-name="P2">variável independente quando ele é incluído no modelo para o</text:p>
      <text:p text:style-name="P2">última vez. Se o resultado da verificação não é significativo,</text:p>
      <text:p text:style-name="P2">a variável independente correspondente é removida do</text:p>
      <text:p text:style-name="P2">modelo. Em seguida, um novo modelo de regressão é feito para caber. este</text:p>
      <text:p text:style-name="P2">processo é repetido até que o coeficiente de regressão torna</text:p>
      <text:p text:style-name="P2">estatisticamente significativo, o que significa que apenas o independente</text:p>
      <text:p text:style-name="P2">variáveis ​​que são relevantes para o modelo permanecem.</text:p>
      <text:p text:style-name="P2">Como resultado, 18 variáveis ​​foram removidos a partir da regressão</text:p>
      <text:p text:style-name="P2">modelo que originalmente incluía todas as informações previsão do tempo</text:p>
      <text:p text:style-name="P2">para Seul e Ocean Beach. A Tabela I mostra os resultados. o</text:p>
      <text:p text:style-name="P2"><text:soft-page-break/>três variáveis ​​principais foram temperatura em Ocean Beach, umidade</text:p>
      <text:p text:style-name="P2">em previsão, e precipitação de Seul. À medida que o número de independente</text:p>
      <text:p text:style-name="P2">variáveis ​​ainda era demasiado grande, no entanto, foi necessário</text:p>
      <text:p text:style-name="P2">remover mais variáveis ​​por diagnosticar sua multicolinearidade.</text:p>
      <text:p text:style-name="P2">2) Step2.Multicollinearity: Na análise de regressão, a multicolinearidade</text:p>
      <text:p text:style-name="P2">existe como um nível de a relação linear entre</text:p>
      <text:p text:style-name="P2">as variáveis ​​independentes e, portanto, devem ser abordadas. E se</text:p>
      <text:p text:style-name="P2">o valor ao quadrado-R é muito alto, o poder explicativo do</text:p>
      <text:p text:style-name="P2">função de regressão é alto e os valores de p do independente</text:p>
      <text:p text:style-name="P2">variáveis ​​são elevados, o que significa que os factores individuais não são</text:p>
      <text:p text:style-name="P2">mais significativo. Em tal caso, um elevado grau de correlação</text:p>
      <text:p text:style-name="P2">entre as variáveis ​​independentes pode ser suspeita.</text:p>
      <text:p text:style-name="P2">Um método de diagnóstico de multicolinearidade é através do cálculo</text:p>
      <text:p text:style-name="P2">o fator de inflação da variância (VIF) [6] usando a Eq. (6).</text:p>
      <text:p text:style-name="P2">Normalmente, multicollinearity é pensado para ser problemático quando</text:p>
      <text:p text:style-name="P2">o valor VIF exceder 10:</text:p>
      <text:p text:style-name="P2"/>
      <text:p text:style-name="P2">onde R2</text:p>
      <text:p text:style-name="P2">i é o coeficiente de determinação da regressão</text:p>
      <text:p text:style-name="P2">equação.</text:p>
      <text:p text:style-name="P2">Em nosso estudo, a VIF foi calculado para diagnosticar a multicolinearidade</text:p>
      <text:p text:style-name="P2">entre as variáveis independentes na regressão</text:p>
      <text:p text:style-name="P2">modelo. Embora o valor VIF é normalmente ajustado para 10, a</text:p>
      <text:p text:style-name="P2">alcançar um desempenho diagnóstico multicollinearity mais forte,</text:p>
      <text:p text:style-name="P2">o número foi ajustado para 4 ou mais. O resultado do diagnóstico</text:p>
      <text:p text:style-name="P2">em multicolinearidade foi remover mais 18 variáveis do</text:p>
      <text:p text:style-name="P2">resultados do método de remoção variável para trás. O número</text:p>
      <text:p text:style-name="P2">de variáveis ​​diminuiu significativamente no diagnóstico porque</text:p>
      <text:p text:style-name="P2">as variáveis ​​independentes da previsão do tempo sobrepostos.</text:p>
      <text:p text:style-name="P2">No caso de uma previsão de temperatura, a temperatura variável</text:p>
      <text:p text:style-name="P2">É composto de três variáveis, ou seja, o mais baixo, mais alto, e</text:p>
      <text:p text:style-name="P2">Previsão de temperatura média. Isto mostra que a correlação</text:p>
      <text:p text:style-name="P2">entre estas três variáveis ​​pode ser maior. Durante o</text:p>
      <text:p text:style-name="P2">diagnóstico multicolinearidade, duas variáveis ​​foram removidos. o</text:p>
      <text:p text:style-name="P2">os resultados estão apresentados na Tabela II.</text:p>
      <text:p text:style-name="P2">3) Etapa 3.Significant de probabilidade (valor de p): Após a remoção</text:p>
      <text:p text:style-name="P2">as variáveis ​​desnecessárias (etapas 1 e 2), devemos determinar</text:p>
      <text:p text:style-name="P2">se o modelo de análise é estatisticamente significativa</text:p>
      <text:p text:style-name="P2">concentrando-se nos valores de p dos restantes independente</text:p>
      <text:p text:style-name="P2">variáveis. Se o p-valor é de 0,05 ou superior, a previsão do tempo</text:p>
      <text:p text:style-name="P2">que assumiu neste estudo não afetam o congestionamento do tráfego. o</text:p>
      <text:p text:style-name="P2">p-valor foi utilizado para deixar apenas as variáveis ​​relevantes como a</text:p>
      <text:p text:style-name="P2">variáveis ​​independentes. Como resultado, oito variáveis ​​independentes</text:p>
      <text:p text:style-name="P2">foram removidos. Tabela III mostra as restantes variáveis.</text:p>
      <text:p text:style-name="P2"/>
      <text:p text:style-name="P2">D. final Modelo de Análise de MLR</text:p>
      <text:p text:style-name="P2">Este modelo tem um poder explicativo de 0,655. O final</text:p>
      <text:p text:style-name="P2">lista das variáveis Previsão do tempo incluiu a precipitação</text:p>
      <text:p text:style-name="P2">Previsão de Ocean Beach, a previsão dos mais baixos de umidade para</text:p>
      <text:p text:style-name="P2">Ocean Beach no dia anterior, precipitação diária previsto em</text:p>
      <text:p text:style-name="P2">Seul, e previsão da temperatura mais baixa em Seul na</text:p>
      <text:p text:style-name="P2">dia anterior. Das variáveis selecionadas, a previsão da</text:p>
      <text:p text:style-name="P2"><text:soft-page-break/>temperatura mais baixa em Seul no dia anterior tem a maior</text:p>
      <text:p text:style-name="P2">influência. O congestionamento do tráfego em torno do destino tem um</text:p>
      <text:p text:style-name="P2">influência positiva sobre a temperatura mais baixa em Seul e um</text:p>
      <text:p text:style-name="P2">influência negativa sobre precipitação em Seul. Uma temperatura baixa nas</text:p>
      <text:p text:style-name="P2">Seoul significa que noites tropicais começaram na área. Por sua vez,</text:p>
      <text:p text:style-name="P2">isto significa que os residentes de Seul fugir da cidade por um período de férias em</text:p>
      <text:p text:style-name="P2">Ocean Beach, resultando em tráfego mais pesado. A previsão do tempo</text:p>
      <text:p text:style-name="P2">para Ocean Beach (isto é, a precipitação e menor umidade) também afeta</text:p>
      <text:p text:style-name="P2">congestionamento do tráfego de uma maneira positiva.</text:p>
      <text:p text:style-name="P2">Eq. (7) mostra o modelo final MLR, que selecionou o</text:p>
      <text:p text:style-name="P2">variáveis climáticas através da remoção das variáveis de</text:p>
      <text:p text:style-name="P2">o modelo MLR:</text:p>
      <text:p text:style-name="P2"/>
      <text:p text:style-name="P2">Para determinar se o método de análise de MLR é adequado,</text:p>
      <text:p text:style-name="P2">normalidade e homocedasticidade foram verificados. Os dados utilizados</text:p>
      <text:p text:style-name="P2">Para esta análise foram dados diários de Julho e Agosto de 2013.</text:p>
      <text:p text:style-name="P2">Uma vez que o número de amostras foi pequeno, o de Shapiro-Wilk</text:p>
      <text:p text:style-name="P2">método foi utilizado para avaliar a normalidade. Como mostrado na Tabela V,</text:p>
      <text:p text:style-name="P2">o valor de p é 0,05 ou superior, o que sugere que a distribuição</text:p>
      <text:p text:style-name="P2">era normal. Homoscedasticidade foi verificada usando o</text:p>
      <text:p text:style-name="P2">método de Breusch-Pagan. À medida que o valor de p foi 0,05 ou superior, o</text:p>
      <text:p text:style-name="P2">exigência homoscedasticidade também foi atingida. a verificação</text:p>
      <text:p text:style-name="P2">de normalidade e homocedasticidade mostrou, portanto, que o</text:p>
      <text:p text:style-name="P2">análise MLR é apropriado.</text:p>
      <text:p text:style-name="P2"/>
      <text:p text:style-name="P3">IV. HYBRID estrutura do modelo PREVISÃO</text:p>
      <text:p text:style-name="P3">sistema de geração</text:p>
      <text:p text:style-name="P3">A. Processamento de Dados de Tráfego Big baseado em Hadoop</text:p>
      <text:p text:style-name="P3">Como os dados de tráfego são muito larga escala e acumulado</text:p>
      <text:p text:style-name="P3">continuamente por condutores de veículos, que é necessário para lidar com um</text:p>
      <text:p text:style-name="P3">grande quantidade de dados, utilizando uma plataforma grande processamento de dados</text:p>
      <text:p text:style-name="P3">tais como Hadoop, a fim de fornecer informações significativas.</text:p>
      <text:p text:style-name="P3">O mapa e reduzir as fases de MapReduce são descritos em</text:p>
      <text:p text:style-name="P3">detalhes a seguir.</text:p>
      <text:p text:style-name="P3">1) Mapa de fase: O papel da fase de Mapa é agrupar o</text:p>
      <text:p text:style-name="P3">dados de tráfego cru e transferi-los para a fase Reduzir. o</text:p>
      <text:p text:style-name="P3">os dados de entrada da função Mapa armazenados no HDFS são divididos</text:p>
      <text:p text:style-name="P3">em vários arquivos usando um divisor. Cada arquivo de divisão é, em seguida,</text:p>
      <text:p text:style-name="P3">transferido para a função de mapa. Na função Mapa, a matéria</text:p>
      <text:p text:style-name="P3">dados de tráfego são compostas por uma ligação da identificação, o tempo, e a velocidade. Nós</text:p>
      <text:p text:style-name="P3">gerar um resultado intermediário como um par (chave, valores). o</text:p>
      <text:p text:style-name="P3">chave é uma ID de link exclusivo que identifica a estrada real. Os valores</text:p>
      <text:p text:style-name="P3">Incluem-se os dados de tempo e velocidade. Finalmente, o intermediário</text:p>
      <text:p text:style-name="P3">conjuntos de resultados transferir para a fase Reduzir combinando e</text:p>
      <text:p text:style-name="P3">passos baralhar.</text:p>
      <text:p text:style-name="P3">2) Reduzir Fase: O papel da fase Reduzir é</text:p>
      <text:p text:style-name="P3">converter os dados de tráfego matérias para o TCS e armazenar a final</text:p>
      <text:p text:style-name="P3">resultar no HDFS. Os dados de entrada da função Reduzir são</text:p>
      <text:p text:style-name="P3">ordenada pelo ID de link definido pela chave na fase de Mapa.</text:p>
      <text:p text:style-name="P3">Aqui, nós temos que calcular a TCS usando dados de velocidade como</text:p>
      <text:p text:style-name="P3">mencionado na Seção 2. Em seguida, gerar um resultado como um par</text:p>
      <text:p text:style-name="P3">(chave, valores). A chave é a mesma que na fase de Mapa. o</text:p>
      <text:p text:style-name="P3"><text:soft-page-break/>Os valores incluídos são o tempo eo TCS. Depois de terminar o Mapa</text:p>
      <text:p text:style-name="P3">e reduzir fases, os resultados são inseridos no programa de P.</text:p>
      <text:p text:style-name="P3"/>
      <text:p text:style-name="P3">B. Geração do modelo de previsão com base em R</text:p>
      <text:p text:style-name="P3">R é uma linguagem e ambiente para computação estatística</text:p>
      <text:p text:style-name="P3">e gráficos que fornece uma ampla variedade de linear estatística</text:p>
      <text:p text:style-name="P3">e modelagem linear. Neste estudo, nós nos concentramos na MLR</text:p>
      <text:p text:style-name="P3">modelo por causa de seu uso generalizado. Uma descrição detalhada</text:p>
      <text:p text:style-name="P3">do módulo de análise usado em R é introduzida abaixo.</text:p>
      <text:p text:style-name="P3">1) Modelo Estatístico Generating Módulo: No estatística</text:p>
      <text:p text:style-name="P3">módulo de geração de modelo, criamos um modelo MLR incluindo</text:p>
      <text:p text:style-name="P3">todas as variáveis ​​independentes (48 variáveis). A biblioteca utilizada</text:p>
      <text:p text:style-name="P3">no passo de análise estatística é a função LM (). Porque</text:p>
      <text:p text:style-name="P3">o modelo MLR é inadequado, pois tem muitos independente</text:p>
      <text:p text:style-name="P3">variáveis, precisamos remover as variáveis ​​desnecessárias.</text:p>
      <text:p text:style-name="P3">2) Módulo de Remoção Variável: Este módulo é composto por</text:p>
      <text:p text:style-name="P3">três métodos: para trás, multicolinearidade, e significado.</text:p>
      <text:p text:style-name="P3">O método para trás é efectuada utilizando o passo () na R</text:p>
      <text:p text:style-name="P3">biblioteca. O método de diagnóstico é executada por multicollinearity</text:p>
      <text:p text:style-name="P3">vif () e o teste de significância é realizada por síntese ().</text:p>
      <text:p text:style-name="P3">Todas as entradas do método de remoção de variável de entrar na</text:p>
      <text:p text:style-name="P3">modelo de regressão. Nós, portanto, remover as variáveis ​​que têm</text:p>
      <text:p text:style-name="P3">a maior correlação usando estes três métodos.</text:p>
      <text:p text:style-name="P3">3) Análise residual Módulo: É importante analisar</text:p>
      <text:p text:style-name="P3">os resíduos do modelo estatístico, porque se o resultado de</text:p>
      <text:p text:style-name="P3">a análise residual não está satisfeito, o modelo estatístico tem</text:p>
      <text:p text:style-name="P3">nenhum valor. Os testes de homocedasticidade e normalidade são típicos</text:p>
      <text:p text:style-name="P3">métodos de análise de resíduos. As bibliotecas tipicamente utilizado em</text:p>
      <text:p text:style-name="P3">análise de resíduos são o shapirotest () e bptest (). Depois de</text:p>
      <text:p text:style-name="P3">Neste passo, o modelo final MLR é completada</text:p>
      <text:p text:style-name="P3"/>
      <text:p text:style-name="P3">C. MLRA Algorithm</text:p>
      <text:p text:style-name="P3">O algoritmo de análise de MLR é composto de duas partes:</text:p>
      <text:p text:style-name="P3">Hadoop e R. Primeiro, descrevemos linha por linha o algoritmo 1</text:p>
      <text:p text:style-name="P3">sendo executado em Hadoop. Linha 1 inicializa as variáveis para armazenar</text:p>
      <text:p text:style-name="P3">um par (chave, os valores) de saída da função de mapa. Então,</text:p>
      <text:p text:style-name="P3">nós temos que executar uma cadeia de divisão para filtrar os dados de tráfego</text:p>
      <text:p text:style-name="P3">dadas as condições mostradas a partir da linha 3 para a linha 5. Na linha 7,</text:p>
      <text:p text:style-name="P3">os dados de tráfego filtrados são armazenados nos resultados intermédios, para</text:p>
      <text:p text:style-name="P3">ser transferida para a função de reduzir. Linha 10 inicializa 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22:18.919968455</meta:creation-date>
    <dc:date>2016-02-22T14:59:09.629441204</dc:date>
    <meta:editing-duration>PT6M30S</meta:editing-duration>
    <meta:editing-cycles>1</meta:editing-cycles>
    <meta:document-statistic meta:table-count="0" meta:image-count="0" meta:object-count="0" meta:page-count="7" meta:paragraph-count="338" meta:word-count="3328" meta:character-count="20670" meta:non-whitespace-character-count="17624"/>
    <meta:generator>LibreOffice/4.4.2.2$Linux_x86 LibreOffice_project/40m0$Build-2</meta:generator>
  </office:meta>
</office:document-meta>
</file>